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31bd6" officeooo:paragraph-rsid="00031bd6" style:font-size-asian="20pt" style:font-size-complex="20pt"/>
    </style:style>
    <style:style style:name="P2" style:family="paragraph" style:parent-style-name="Standard">
      <style:text-properties fo:font-size="16pt" officeooo:rsid="00031bd6" officeooo:paragraph-rsid="00031bd6" style:font-size-asian="14pt" style:font-size-complex="16pt"/>
    </style:style>
    <style:style style:name="P3" style:family="paragraph" style:parent-style-name="Standard">
      <style:text-properties fo:font-size="10pt" officeooo:rsid="00031bd6" officeooo:paragraph-rsid="00031bd6" style:font-size-asian="8.75pt" style:font-size-complex="10pt"/>
    </style:style>
    <style:style style:name="P4" style:family="paragraph" style:parent-style-name="Standard">
      <style:text-properties fo:font-size="20pt" officeooo:rsid="00031bd6" officeooo:paragraph-rsid="00031bd6" style:font-size-asian="17.5pt" style:font-size-complex="20pt"/>
    </style:style>
    <style:style style:name="P5" style:family="paragraph" style:parent-style-name="Standard">
      <style:text-properties fo:font-size="20pt" officeooo:rsid="0005bdfd" officeooo:paragraph-rsid="0005bdfd" style:font-size-asian="17.5pt" style:font-size-complex="20pt"/>
    </style:style>
    <style:style style:name="P6" style:family="paragraph" style:parent-style-name="Standard">
      <style:text-properties fo:font-size="10pt" officeooo:rsid="00031bd6" officeooo:paragraph-rsid="00031bd6" style:font-size-asian="8.75pt" style:font-size-complex="10pt"/>
    </style:style>
    <style:style style:name="P7" style:family="paragraph" style:parent-style-name="Standard">
      <style:text-properties fo:font-size="12pt" officeooo:rsid="0005bdfd" officeooo:paragraph-rsid="0005bdfd" style:font-size-asian="10.5pt" style:font-size-complex="12pt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fo:font-size="12pt" officeooo:rsid="0006446a" style:font-size-asian="10.5pt" style:font-size-complex="12pt"/>
    </style:style>
    <style:style style:name="T4" style:family="text">
      <style:text-properties fo:font-size="12pt" officeooo:rsid="0007fc76" style:font-size-asian="10.5pt" style:font-size-complex="12pt"/>
    </style:style>
    <style:style style:name="T5" style:family="text">
      <style:text-properties fo:font-size="12pt" fo:font-weight="bold" style:font-size-asian="10.5pt" style:font-weight-asian="bold" style:font-size-complex="12pt" style:font-weight-complex="bold"/>
    </style:style>
    <style:style style:name="T6" style:family="text">
      <style:text-properties fo:font-size="12pt" fo:font-weight="normal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renciador de Estoque</text:p>
      <text:p text:style-name="P2">Introdução</text:p>
      <text:p text:style-name="P3">Há uma grande dificuldade de pequenos empreendedores de gerenciar seus negócios de forma livre, privada e gratuita, então visando este problema resolvi desenvolver um gerenciador de estoque gratuito usando a linguagem de programação Java.</text:p>
      <text:p text:style-name="P3"/>
      <text:p text:style-name="P3"><text:s/><text:span text:style-name="T1">Requisitos Funcionais</text:span></text:p>
      <text:p text:style-name="P3">- Criar produtos</text:p>
      <text:p text:style-name="P3">- Listar produtos</text:p>
      <text:p text:style-name="P3">- Procurar produtos pelo nome</text:p>
      <text:p text:style-name="P3">- Atualizar produtos</text:p>
      <text:p text:style-name="P3">- Deletar produtos</text:p>
      <text:p text:style-name="P3"/>
      <text:p text:style-name="P5">Criar Produtos</text:p>
      <text:p text:style-name="P5"><text:tab/><text:span text:style-name="T2">Dado um nome, uma quantidade e um preço, formate e registre um produto no Banco de dados, entretanto deve seguir estas </text:span><text:span text:style-name="T5">Regras de negócios:</text:span></text:p>
      <text:p text:style-name="P5"><text:span text:style-name="T5"><text:tab/>- </text:span><text:span text:style-name="T6">Quantidade e preço devem ser maiores que 0;</text:span></text:p>
      <text:p text:style-name="P5"><text:span text:style-name="T6"><text:tab/>- Nome deve ser capitalizado;</text:span></text:p>
      <text:p text:style-name="P5"><text:span text:style-name="T6"><text:tab/>- Só criar se não houver outro produto com mesmo nome:</text:span></text:p>
      <text:p text:style-name="P5"><text:span text:style-name="T6"><text:tab/>A jornada deve ser:</text:span></text:p>
      <text:p text:style-name="P5"><text:span text:style-name="T6"><text:tab/>- Usuário abriu o formulário</text:span></text:p>
      <text:p text:style-name="P5"><text:span text:style-name="T6"><text:tab/>- Digitou as informações, respeitando as regras de negócio</text:span></text:p>
      <text:p text:style-name="P7"><text:tab/>- Salvou</text:p>
      <text:p text:style-name="P7"><text:tab/>- Continuar criando ou fechar</text:p>
      <text:p text:style-name="P4"/>
      <text:p text:style-name="P5">Listar todos os produtos</text:p>
      <text:p text:style-name="P5"><text:tab/><text:span text:style-name="T2">Na primeira tela o programa deve listar todos os produto numa tabela e permitir que:</text:span></text:p>
      <text:p text:style-name="P5"><text:span text:style-name="T2"><text:tab/>- Usuário pressione uma vez uma linha</text:span></text:p>
      <text:p text:style-name="P5"><text:span text:style-name="T2"><text:tab/>- Abra os detalhes dos produtos</text:span></text:p>
      <text:p text:style-name="P5"><text:span text:style-name="T2"><text:tab/><text:tab/>- Possa ver as informações corretas dos produtos</text:span></text:p>
      <text:p text:style-name="P5"><text:span text:style-name="T2"><text:tab/><text:tab/>- Possa mudar as informações e salvar respeitando as regras de negócios</text:span></text:p>
      <text:p text:style-name="P5"><text:span text:style-name="T2"><text:tab/><text:tab/>- Deletar e fechar o produto</text:span></text:p>
      <text:p text:style-name="P5"/>
      <text:p text:style-name="P5">Deletar um produtos</text:p>
      <text:p text:style-name="P5"><text:tab/><text:span text:style-name="T3">O programa deve permitir deletar o produto desde que o usuário tenha certeza dessa forma:</text:span></text:p>
      <text:p text:style-name="P5"><text:span text:style-name="T3"><text:tab/>- Abrir confirmação de exclusão com informações claras</text:span></text:p>
      <text:p text:style-name="P5"><text:span text:style-name="T3"><text:tab/>- Se não, continue normalmente</text:span></text:p>
      <text:p text:style-name="P5"><text:span text:style-name="T3"><text:tab/>- </text:span><text:span text:style-name="T4">Se sim, deleta e sai da tela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7T13:10:32.397721219</meta:creation-date>
    <dc:date>2026-02-28T13:28:42.778418592</dc:date>
    <meta:editing-duration>PT2H14M12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" meta:paragraph-count="31" meta:word-count="230" meta:character-count="1382" meta:non-whitespace-character-count="1159"/>
  </office:meta>
</office:document-meta>
</file>